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3715a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7da7d8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dc578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ffdaa2" draw:textarea-horizontal-align="justify" draw:textarea-vertical-align="middle" draw:auto-grow-height="false" fo:min-height="5.308cm" fo:min-width="5.058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5cm" draw:marker-end="Arrow" draw:marker-end-width="0.61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465a4" draw:fill="solid" draw:fill-color="#f3715a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5cm" svg:stroke-color="#7da7d8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cm" svg:stroke-color="#f3715a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stroke="none" svg:stroke-color="#000000" draw:fill="none" draw:fill-color="#ffffff" fo:min-height="2.5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daa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3715a"/>
      <style:paragraph-properties fo:text-align="center"/>
    </style:style>
    <style:style style:name="P5" style:family="paragraph">
      <style:text-properties fo:font-size="32pt" fo:font-style="italic" style:font-size-asian="18pt" style:font-size-complex="18pt"/>
    </style:style>
    <style:style style:name="P6" style:family="paragraph">
      <loext:graphic-properties draw:fill="none" draw:fill-color="#ffffff"/>
      <style:text-properties fo:font-size="32pt" fo:font-style="italic" style:font-size-asian="18pt" style:font-size-complex="18pt"/>
    </style:style>
    <style:style style:name="P7" style:family="paragraph">
      <style:text-properties fo:color="#5e8ac7" fo:font-size="24pt" fo:font-style="italic" style:font-size-asian="18pt" style:font-size-complex="18pt"/>
    </style:style>
    <style:style style:name="P8" style:family="paragraph">
      <loext:graphic-properties draw:fill="none" draw:fill-color="#ffffff"/>
      <style:text-properties fo:color="#5e8ac7" fo:font-size="24pt" fo:font-style="italic" fo:background-color="#7da7d8" style:font-size-asian="18pt" style:font-size-complex="18pt"/>
    </style:style>
    <style:style style:name="P9" style:family="paragraph">
      <style:text-properties fo:color="#f3715a" fo:font-size="24pt" fo:font-style="italic" style:font-size-asian="18pt" style:font-size-complex="18pt"/>
    </style:style>
    <style:style style:name="P10" style:family="paragraph">
      <loext:graphic-properties draw:fill="none" draw:fill-color="#ffffff"/>
      <style:text-properties fo:color="#f3715a" fo:font-size="24pt" fo:font-style="italic" fo:background-color="#7da7d8" style:font-size-asian="18pt" style:font-size-complex="18pt"/>
    </style:style>
    <style:style style:name="P11" style:family="paragraph">
      <style:text-properties fo:color="#fdb94d" fo:font-size="24pt" fo:font-style="italic" style:font-size-asian="18pt" style:font-size-complex="18pt"/>
    </style:style>
    <style:style style:name="P12" style:family="paragraph">
      <loext:graphic-properties draw:fill="none" draw:fill-color="#ffffff"/>
      <style:text-properties fo:color="#fdb94d" fo:font-size="24pt" fo:font-style="italic" fo:background-color="#7da7d8" style:font-size-asian="18pt" style:font-size-complex="18pt"/>
    </style:style>
    <style:style style:name="T1" style:family="text">
      <style:text-properties fo:font-size="32pt" fo:font-style="italic" style:font-size-asian="18pt" style:font-size-complex="18pt"/>
    </style:style>
    <style:style style:name="T2" style:family="text">
      <style:text-properties fo:color="#5e8ac7" fo:font-size="24pt" fo:font-style="italic" style:font-size-asian="18pt" style:font-size-complex="18pt"/>
    </style:style>
    <style:style style:name="T3" style:family="text">
      <style:text-properties fo:color="#5e8ac7" style:text-position="-33% 58%" fo:font-size="24pt" fo:font-style="italic" style:font-size-asian="18pt" style:font-size-complex="18pt"/>
    </style:style>
    <style:style style:name="T4" style:family="text">
      <style:text-properties fo:color="#f3715a" fo:font-size="24pt" fo:font-style="italic" style:font-size-asian="18pt" style:font-size-complex="18pt"/>
    </style:style>
    <style:style style:name="T5" style:family="text">
      <style:text-properties fo:color="#f3715a" style:text-position="-33% 58%" fo:font-size="24pt" fo:font-style="italic" style:font-size-asian="18pt" style:font-size-complex="18pt"/>
    </style:style>
    <style:style style:name="T6" style:family="text">
      <style:text-properties fo:color="#fdb94d" fo:font-size="24pt" fo:font-style="italic" style:font-size-asian="18pt" style:font-size-complex="18pt"/>
    </style:style>
    <style:style style:name="T7" style:family="text">
      <style:text-properties fo:color="#fdb94d" style:text-position="-33% 58%" fo:font-size="2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8cm" svg:y1="9.5cm" svg:x2="18cm" svg:y2="11cm">
          <text:p/>
        </draw:line>
        <draw:line draw:style-name="gr2" draw:text-style-name="P1" draw:layer="layout" svg:x1="18.1cm" svg:y1="8.6cm" svg:x2="18.1cm" svg:y2="11cm">
          <text:p/>
        </draw:line>
        <draw:line draw:style-name="gr2" draw:text-style-name="P1" draw:layer="layout" svg:x1="18.1cm" svg:y1="8.6cm" svg:x2="15cm" svg:y2="8.6cm">
          <text:p/>
        </draw:line>
        <draw:line draw:style-name="gr1" draw:text-style-name="P1" draw:layer="layout" svg:x1="15cm" svg:y1="9.5cm" svg:x2="18cm" svg:y2="9.5cm">
          <text:p/>
        </draw:line>
        <draw:line draw:style-name="gr3" draw:text-style-name="P1" draw:layer="layout" svg:x1="15cm" svg:y1="12.5cm" svg:x2="25cm" svg:y2="12.5cm">
          <text:p/>
        </draw:line>
        <draw:custom-shape draw:style-name="gr4" draw:text-style-name="P2" draw:layer="layout" svg:width="8cm" svg:height="8cm" svg:x="4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5cm" svg:y1="14cm" svg:x2="15cm" svg:y2="6cm">
          <text:p/>
        </draw:line>
        <draw:line draw:style-name="gr6" draw:text-style-name="P1" draw:layer="layout" svg:x1="15cm" svg:y1="11cm" svg:x2="27cm" svg:y2="11cm">
          <text:p/>
        </draw:line>
        <draw:custom-shape draw:style-name="gr7" draw:text-style-name="P3" draw:layer="layout" svg:width="0.3cm" svg:height="0.3cm" svg:x="7.6cm" svg:y="9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7.2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7.4cm" svg:y="9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7.2cm" svg:y="1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7.4cm" svg:y="10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7.6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7.4cm" svg:y="10.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7.8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7.6cm" svg:y="10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8cm" svg:y="9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7.8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8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7.6cm" svg:y="10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7.4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7.6cm" svg:y="10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7.8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7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7.6cm" svg:y="9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9cm" svg:y="9.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9cm" svg:y="9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.1cm" svg:y="9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.1cm" svg:y="9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cm" svg:y="10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8.2cm" svg:y="1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8.4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8.3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7.7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7.4cm" svg:y="9.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7.6cm" svg:y="9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8cm" svg:y="10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9cm" svg:y="10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.3cm" svg:y="10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.5cm" svg:y="10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.6cm" svg:y="9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8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8.1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8.1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7.8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7.9cm" svg:y="9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4cm" svg:y="9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cm" svg:y="10.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8.5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8.3cm" svg:y="10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1cm" svg:y="9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2cm" svg:y="9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.3cm" svg:y="9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2cm" svg:y="10.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2cm" svg:y="9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7.6cm" svg:y="9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.2cm" svg:y="10.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3" draw:layer="layout" svg:width="0.3cm" svg:height="0.3cm" svg:x="8.6cm" svg:y="9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8.3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0.3cm" svg:height="0.3cm" svg:x="8.6cm" svg:y="10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4" draw:layer="layout" svg:width="0.3cm" svg:height="0.3cm" svg:x="7.1cm" svg:y="1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0.3cm" svg:height="0.3cm" svg:x="7.8cm" svg:y="10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25cm" svg:y1="14cm" svg:x2="25cm" svg:y2="6cm">
          <text:p/>
        </draw:line>
        <draw:line draw:style-name="gr10" draw:text-style-name="P1" draw:layer="layout" svg:x1="25cm" svg:y1="8.6cm" svg:x2="18.1cm" svg:y2="8.6cm">
          <text:p/>
        </draw:line>
        <draw:line draw:style-name="gr11" draw:text-style-name="P1" draw:layer="layout" svg:x1="18.1cm" svg:y1="9.5cm" svg:x2="25cm" svg:y2="9.5cm">
          <text:p/>
        </draw:line>
        <draw:frame draw:style-name="gr12" draw:text-style-name="P6" draw:layer="layout" svg:width="1.9cm" svg:height="1.7cm" svg:x="26.4cm" svg:y="11.1cm">
          <draw:text-box>
            <text:p text:style-name="P5"><text:span text:style-name="T1">r</text:span></text:p>
          </draw:text-box>
        </draw:frame>
        <draw:frame draw:style-name="gr13" draw:text-style-name="P6" draw:layer="layout" svg:width="2.3cm" svg:height="2.765cm" svg:x="15.3cm" svg:y="4.935cm">
          <draw:text-box>
            <text:p text:style-name="P5"><text:span text:style-name="T1">n</text:span></text:p>
          </draw:text-box>
        </draw:frame>
        <draw:frame draw:style-name="gr13" draw:text-style-name="P8" draw:layer="layout" svg:width="2.3cm" svg:height="2.765cm" svg:x="25.2cm" svg:y="7.735cm">
          <draw:text-box>
            <text:p text:style-name="P7"><text:span text:style-name="T2">n</text:span><text:span text:style-name="T3">n</text:span></text:p>
          </draw:text-box>
        </draw:frame>
        <draw:frame draw:style-name="gr13" draw:text-style-name="P10" draw:layer="layout" svg:width="2.3cm" svg:height="2.765cm" svg:x="25.2cm" svg:y="8.735cm">
          <draw:text-box>
            <text:p text:style-name="P9"><text:span text:style-name="T4">n</text:span><text:span text:style-name="T5">p</text:span></text:p>
          </draw:text-box>
        </draw:frame>
        <draw:frame draw:style-name="gr13" draw:text-style-name="P12" draw:layer="layout" svg:width="2.3cm" svg:height="2.765cm" svg:x="25.2cm" svg:y="11.735cm">
          <draw:text-box>
            <text:p text:style-name="P11"><text:span text:style-name="T6">n</text:span><text:span text:style-name="T7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11:06:05.818706289</meta:creation-date>
    <dc:date>2020-01-20T15:10:14.059838512</dc:date>
    <meta:editing-duration>PT50M59S</meta:editing-duration>
    <meta:editing-cycles>2</meta:editing-cycles>
    <meta:generator>LibreOffice/6.0.7.3$Linux_X86_64 LibreOffice_project/00m0$Build-3</meta:generator>
    <meta:document-statistic meta:object-count="71"/>
  </office:meta>
</office:document-meta>
</file>